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cm" fo:min-width="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55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3.55cm" fo:min-width="7.7cm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3.05cm"/>
    </style:style>
    <style:style style:name="gr9" style:family="graphic" style:parent-style-name="standard">
      <style:graphic-properties draw:textarea-horizontal-align="justify" draw:textarea-vertical-align="middle" draw:auto-grow-height="false" fo:min-height="4.65cm" fo:min-width="9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7cm" svg:height="5.1cm" svg:x="6.9cm" svg:y="3.3cm">
          <text:p text:style-name="P1">Ingreso por teclad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7cm" svg:height="5.1cm" svg:x="6.6cm" svg:y="11.8cm">
          <text:p text:style-name="P1">Esperando</text:p>
          <text:p text:style-name="P1">Inpu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4cm" svg:y1="8.4cm" svg:x2="10.1cm" svg:y2="11.8cm" draw:start-shape="id1" draw:start-glue-point="6" draw:end-shape="id2" draw:end-glue-point="4" svg:d="M10400 8400v1701h-300v1699" svg:viewBox="0 0 301 3401">
          <text:p/>
        </draw:connector>
        <draw:custom-shape draw:style-name="gr3" draw:text-style-name="P1" xml:id="id3" draw:id="id3" draw:layer="layout" svg:width="6.1cm" svg:height="6cm" svg:x="7.3cm" svg:y="20.1cm">
          <text:p text:style-name="P1">Esta bloquead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10.898cm" svg:x1="13.6cm" svg:y1="14.35cm" svg:x2="13.9cm" svg:y2="5.85cm" draw:start-shape="id2" draw:start-glue-point="7" draw:end-shape="id1" draw:end-glue-point="7" svg:d="M13600 14350h11700v-8500h-11400" svg:viewBox="0 0 11701 8501">
          <text:p/>
        </draw:connector>
        <draw:connector draw:style-name="gr4" draw:text-style-name="P1" draw:layer="layout" draw:line-skew="10.898cm" svg:x1="13.4cm" svg:y1="23.1cm" svg:x2="13.9cm" svg:y2="5.85cm" draw:start-shape="id3" draw:start-glue-point="7" draw:end-shape="id1" draw:end-glue-point="7" svg:d="M13400 23100h11900v-17250h-11400" svg:viewBox="0 0 11901 17251">
          <text:p/>
        </draw:connector>
        <draw:connector draw:style-name="gr2" draw:text-style-name="P1" draw:layer="layout" svg:x1="10.1cm" svg:y1="16.9cm" svg:x2="10.35cm" svg:y2="20.1cm" draw:start-shape="id2" draw:start-glue-point="6" draw:end-shape="id3" draw:end-glue-point="4" svg:d="M10100 16900v1601h250v1599" svg:viewBox="0 0 251 3201">
          <text:p/>
        </draw:connector>
        <draw:frame draw:style-name="gr5" draw:text-style-name="P2" draw:layer="layout" svg:width="1.065cm" svg:height="0.962cm" svg:x="13.335cm" svg:y="13cm">
          <draw:text-box>
            <text:p>Si</text:p>
          </draw:text-box>
        </draw:frame>
        <draw:frame draw:style-name="gr6" draw:text-style-name="P3" draw:layer="layout" svg:width="1.311cm" svg:height="0.962cm" svg:x="8.5cm" svg:y="17cm">
          <draw:text-box>
            <text:p><text:span text:style-name="T1">No</text:span></text:p>
          </draw:text-box>
        </draw:frame>
        <draw:frame draw:style-name="gr5" draw:text-style-name="P2" draw:layer="layout" svg:width="1.065cm" svg:height="0.962cm" svg:x="13.335cm" svg:y="21.8cm">
          <draw:text-box>
            <text:p>Si</text:p>
          </draw:text-box>
        </draw:frame>
        <draw:custom-shape draw:style-name="gr7" draw:text-style-name="P1" xml:id="id4" draw:id="id4" draw:layer="layout" svg:width="8.2cm" svg:height="3.8cm" svg:x="6.7cm" svg:y="28.3cm">
          <text:p text:style-name="P1">Desbloquear<text:line-break/>(mostrar ---- en el display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35cm" svg:y1="26.1cm" svg:x2="10.8cm" svg:y2="28.3cm" draw:start-shape="id3" draw:start-glue-point="6" draw:end-shape="id4" draw:end-glue-point="0" svg:d="M10350 26100v1101h450v1099" svg:viewBox="0 0 451 2201">
          <text:p/>
        </draw:connector>
        <draw:custom-shape draw:style-name="gr8" draw:text-style-name="P1" xml:id="id5" draw:id="id5" draw:layer="layout" svg:width="7.1cm" svg:height="6.5cm" svg:x="7cm" svg:y="34.9cm">
          <text:p text:style-name="P1">Luz &gt; umbr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065cm" svg:height="0.962cm" svg:x="14.6cm" svg:y="36.8cm">
          <draw:text-box>
            <text:p>Si</text:p>
          </draw:text-box>
        </draw:frame>
        <draw:frame draw:style-name="gr6" draw:text-style-name="P3" draw:layer="layout" svg:width="1.311cm" svg:height="0.962cm" svg:x="10.6cm" svg:y="26.938cm">
          <draw:text-box>
            <text:p><text:span text:style-name="T1">No</text:span></text:p>
          </draw:text-box>
        </draw:frame>
        <draw:connector draw:style-name="gr2" draw:text-style-name="P1" draw:layer="layout" svg:x1="10.8cm" svg:y1="32.1cm" svg:x2="10.55cm" svg:y2="34.9cm" draw:start-shape="id4" draw:start-glue-point="2" draw:end-shape="id5" draw:end-glue-point="4" svg:d="M10800 32100v1400h-250v1400" svg:viewBox="0 0 251 2801">
          <text:p/>
        </draw:connector>
        <draw:custom-shape draw:style-name="gr9" draw:text-style-name="P1" xml:id="id6" draw:id="id6" draw:layer="layout" svg:width="9.7cm" svg:height="4.9cm" svg:x="18.7cm" svg:y="36.2cm">
          <text:p text:style-name="P1">Apagar Luz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1cm" svg:y1="38.15cm" svg:x2="18.7cm" svg:y2="38.65cm" draw:start-shape="id5" draw:start-glue-point="7" draw:end-shape="id6" svg:d="M14100 38150h2301v500h2299" svg:viewBox="0 0 4601 501">
          <text:p/>
        </draw:connector>
        <draw:custom-shape draw:style-name="gr9" draw:text-style-name="P1" xml:id="id7" draw:id="id7" draw:layer="layout" svg:width="9.7cm" svg:height="4.9cm" svg:x="7.4cm" svg:y="45.8cm">
          <text:p text:style-name="P1">Prender Luz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5cm" svg:y1="41.4cm" svg:x2="12.25cm" svg:y2="45.8cm" draw:start-shape="id5" draw:start-glue-point="6" draw:end-shape="id7" svg:d="M10550 41400v2200h1700v2200" svg:viewBox="0 0 1701 4401">
          <text:p/>
        </draw:connector>
        <draw:frame draw:style-name="gr6" draw:text-style-name="P3" draw:layer="layout" svg:width="1.311cm" svg:height="0.962cm" svg:x="11cm" svg:y="42.6cm">
          <draw:text-box>
            <text:p><text:span text:style-name="T1">No</text:span></text:p>
          </draw:text-box>
        </draw:frame>
        <draw:frame draw:style-name="gr5" draw:text-style-name="P5" draw:layer="layout" svg:width="9.43cm" svg:height="2.143cm" svg:x="6.8cm" svg:y="1.157cm">
          <draw:text-box>
            <text:p text:style-name="P4"><text:span text:style-name="T2">Bucle Ma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4T11:47:34.926000000</meta:creation-date>
    <dc:date>2020-06-14T14:50:05.914000000</dc:date>
    <meta:editing-duration>PT14M44S</meta:editing-duration>
    <meta:editing-cycles>2</meta:editing-cycles>
    <meta:generator>LibreOffice/6.3.1.2$Windows_X86_64 LibreOffice_project/b79626edf0065ac373bd1df5c28bd630b4424273</meta:generator>
    <meta:document-statistic meta:object-count="22"/>
  </office:meta>
</office:document-meta>
</file>